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F0000021F82952B759A2091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12S" presentation:background-visible="true" presentation:background-objects-visible="true" draw:fill="solid" draw:fill-color="#ffffff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2S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6.842cm" fo:min-width="22.352cm" fo:padding-top="0.127cm" fo:padding-bottom="0.127cm" fo:padding-left="0.254cm" fo:padding-right="0.254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7.176cm" fo:min-width="0cm" fo:padding-top="0cm" fo:padding-bottom="0.106cm" fo:padding-left="0.2cm" fo:padding-right="0.2cm" fo:wrap-option="wrap" draw:shadow-color="#808080"/>
    </style:style>
    <style:style style:name="pr2" style:family="presentation" style:parent-style-name="Standard-notes">
      <style:graphic-properties draw:fill-color="#ffffff" fo:min-height="12.409cm"/>
    </style:style>
    <style:style style:name="pr3" style:family="presentation" style:parent-style-name="Standard-title">
      <style:graphic-properties draw:stroke="none" draw:fill="none" draw:fill-color="#bbe0e3" draw:textarea-horizontal-align="justify" draw:textarea-vertical-align="top" fo:min-height="3.175cm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fo:min-height="12.326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margin-left="0.626cm" fo:margin-right="0cm" fo:margin-top="0.158cm" fo:margin-bottom="0cm" fo:text-align="start" fo:text-indent="-0.626cm"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bbe0e3"/>
    </style:style>
    <style:style style:name="P6" style:family="paragraph">
      <loext:graphic-properties draw:fill="none" draw:fill-color="#ffffff"/>
    </style:style>
    <style:style style:name="T1" style:family="text">
      <style:text-properties fo:color="#00376c" fo:font-size="28pt" fo:language="de" fo:country="DE" fo:text-shadow="1pt 1pt" fo:font-weight="bold" style:font-size-asian="28pt" style:language-asian="de" style:country-asian="DE" style:font-weight-asian="bold" style:font-size-complex="28pt" style:language-complex="de" style:country-complex="DE" style:font-weight-complex="bold"/>
    </style:style>
    <style:style style:name="T2" style:family="text">
      <style:text-properties fo:color="#00376c" fo:font-size="20pt" fo:language="de" fo:country="DE" fo:text-shadow="1pt 1pt" fo:font-weight="bold" style:font-size-asian="20pt" style:language-asian="de" style:country-asian="DE" style:font-weight-asian="bold" style:font-size-complex="20pt" style:language-complex="de" style:country-complex="DE" style:font-weight-complex="bold"/>
    </style:style>
    <text:list-style style:name="L1">
      <text:list-level-style-number text:level="1" style:num-format="">
        <style:list-level-properties/>
        <style:text-properties fo:color="#00376c" fo:font-size="100%"/>
      </text:list-level-style-number>
    </text:list-style>
    <text:list-style style:name="L2">
      <text:list-level-style-number text:level="1" style:num-format="">
        <style:list-level-properties/>
        <style:text-properties fo:color="#00376c" fo:font-size="100%"/>
      </text:list-level-style-number>
      <text:list-level-style-bullet text:level="2" text:bullet-char="•">
        <style:list-level-properties text:space-before="1.27cm" text:min-label-width="-0.212cm" text:min-label-distance="0.212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-0.419cm" text:min-label-distance="0.419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 text:min-label-width="-0.631cm" text:min-label-distance="0.63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Humboldt-Universität  zu Berlin  Bildung durch Wissenschaft         www.hu-berlin.de" draw:style-name="dp1" draw:master-page-name="Standard" presentation:use-date-time-name="dtd1" xml:id="id1" draw:id="id1">
        <draw:frame presentation:style-name="pr1" draw:text-style-name="P2" draw:layer="layout" svg:width="23.53cm" svg:height="7.281cm" svg:x="0.87cm" svg:y="1.119cm" presentation:class="title" presentation:user-transformed="true">
          <draw:text-box>
            <text:list text:style-name="L1">
              <text:list-header>
                <text:p text:style-name="P1"><text:span text:style-name="T1">Visualization of a Whole-Cell Model</text:span><text:span text:style-name="T1"><text:line-break/></text:span><text:span text:style-name="T1"><text:tab/></text:span><text:span text:style-name="T1"><text:tab/></text:span><text:span text:style-name="T1"><text:tab/></text:span><text:span text:style-name="T2">by Arne Hoffmann</text:span></text:p>
              </text:list-header>
            </text:list>
          </draw:text-box>
        </draw:frame>
        <draw:custom-shape draw:name="Rectangle 4" draw:style-name="gr1" draw:text-style-name="P3" draw:layer="layout" svg:width="22.86cm" svg:height="7.096cm" svg:x="1.27cm" svg:y="9.926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794cm" svg:height="10.341cm" svg:x="2.359cm" svg:y="2.067cm" draw:page-number="1" presentation:class="page"/>
          <draw:frame presentation:style-name="pr2" draw:text-style-name="P4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Folie 2" draw:style-name="dp3" draw:master-page-name="Standard" presentation:presentation-page-layout-name="AL1T1" presentation:use-date-time-name="dtd1">
        <draw:frame presentation:style-name="pr3" draw:text-style-name="P5" draw:layer="layout" svg:width="22.86cm" svg:height="3.641cm" svg:x="1.27cm" svg:y="0.529cm" presentation:class="title" presentation:placeholder="true" presentation:user-transformed="true">
          <draw:text-box/>
        </draw:frame>
        <draw:frame presentation:style-name="pr4" draw:text-style-name="P6" draw:layer="layout" svg:width="22.86cm" svg:height="12.576cm" svg:x="1.27cm" svg:y="4.441cm" presentation:class="outline" presentation:placeholder="true">
          <draw:text-box/>
        </draw:frame>
        <presentation:notes draw:style-name="dp2">
          <draw:page-thumbnail draw:style-name="gr2" draw:layer="layout" svg:width="13.794cm" svg:height="10.341cm" svg:x="2.359cm" svg:y="2.067cm" draw:page-number="2" presentation:class="page"/>
          <draw:frame presentation:style-name="pr2" draw:text-style-name="P4" draw:layer="layout" svg:width="14.804cm" svg:height="12.409cm" svg:x="1.852cm" svg:y="13.096cm" presentation:class="notes" presentation:placeholder="true">
            <draw:text-box/>
          </draw:frame>
        </presentation:notes>
      </draw:page>
      <presentation:settings presentation:endless="true" presentation:pause="PT10S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0.212cm" text:min-label-distance="0.212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-0.419cm" text:min-label-distance="0.419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 text:min-label-width="-0.631cm" text:min-label-distance="0.63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3pt" fo:font-style="normal" fo:text-shadow="none" style:text-underline-style="none" fo:font-weight="normal" style:font-name-asian="ＭＳ Ｐゴシック" style:font-family-asian="'ＭＳ Ｐゴシック'" style:font-pitch-asian="variable" style:font-size-asian="33pt" style:font-style-asian="normal" style:font-weight-asian="normal" style:font-name-complex="ＭＳ Ｐゴシック" style:font-family-complex="'ＭＳ Ｐゴシック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0.212cm" text:min-label-distance="0.212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-0.419cm" text:min-label-distance="0.419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 text:min-label-width="-0.631cm" text:min-label-distance="0.63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 text:min-label-width="-0.838cm" text:min-label-distance="0.83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33pt" fo:font-style="normal" fo:text-shadow="none" style:text-underline-style="none" fo:font-weight="normal" style:font-name-asian="ＭＳ Ｐゴシック" style:font-family-asian="'ＭＳ Ｐゴシック'" style:font-pitch-asian="variable" style:font-size-asian="33pt" style:font-style-asian="normal" style:font-weight-asian="normal" style:font-name-complex="ＭＳ Ｐゴシック" style:font-family-complex="'ＭＳ Ｐゴシック'" style:font-pitch-complex="variable" style:font-size-complex="33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0.212cm" text:min-label-distance="0.212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 text:min-label-width="-0.419cm" text:min-label-distance="0.419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 text:min-label-width="-0.631cm" text:min-label-distance="0.63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 text:min-label-width="-0.838cm" text:min-label-distance="0.83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 text:min-label-width="-0.838cm" text:min-label-distance="0.83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 text:min-label-width="-0.838cm" text:min-label-distance="0.83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 text:min-label-width="-0.838cm" text:min-label-distance="0.83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 text:min-label-width="-0.838cm" text:min-label-distance="0.83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 text:min-label-width="-0.838cm" text:min-label-distance="0.83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058cm"/>
          <style:tab-stop style:position="2.116cm"/>
          <style:tab-stop style:position="3.175cm"/>
          <style:tab-stop style:position="4.233cm"/>
          <style:tab-stop style:position="5.291cm"/>
          <style:tab-stop style:position="6.35cm"/>
          <style:tab-stop style:position="7.408cm"/>
          <style:tab-stop style:position="8.466cm"/>
          <style:tab-stop style:position="9.525cm"/>
          <style:tab-stop style:position="10.583cm"/>
          <style:tab-stop style:position="11.641cm"/>
          <style:tab-stop style:position="12.7cm"/>
          <style:tab-stop style:position="13.758cm"/>
          <style:tab-stop style:position="14.816cm"/>
          <style:tab-stop style:position="15.875cm"/>
          <style:tab-stop style:position="16.933cm"/>
          <style:tab-stop style:position="17.991cm"/>
          <style:tab-stop style:position="19.05cm"/>
          <style:tab-stop style:position="20.108cm"/>
          <style:tab-stop style:position="21.1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0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0pt" style:font-style-asian="normal" style:font-weight-asian="normal" style:font-name-complex="ＭＳ Ｐゴシック" style:font-family-complex="'ＭＳ Ｐゴシック'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Standard-outline1">
          <text:list-level-style-bullet text:level="1" text:bullet-char="•">
            <style:list-level-properties text:min-label-width="0.626cm"/>
            <style:text-properties fo:font-family="Arial" style:font-pitch="variable" fo:color="#00376c" fo:font-size="100%"/>
          </text:list-level-style-bullet>
          <text:list-level-style-bullet text:level="2" text:bullet-char="•">
            <style:list-level-properties text:space-before="0.829cm" text:min-label-width="0.626cm"/>
            <style:text-properties fo:font-family="Arial" style:font-pitch="variable" fo:color="#00376c" fo:font-size="100%"/>
          </text:list-level-style-bullet>
          <text:list-level-style-bullet text:level="3" text:bullet-char="•">
            <style:list-level-properties text:space-before="1.455cm" text:min-label-width="0.626cm"/>
            <style:text-properties fo:font-family="Arial" style:font-pitch="variable" fo:color="#00376c" fo:font-size="100%"/>
          </text:list-level-style-bullet>
          <text:list-level-style-bullet text:level="4" text:bullet-char="•">
            <style:list-level-properties text:space-before="2.085cm" text:min-label-width="0.626cm"/>
            <style:text-properties fo:font-family="Arial" style:font-pitch="variable" fo:color="#00376c" fo:font-size="100%"/>
          </text:list-level-style-bullet>
          <text:list-level-style-bullet text:level="5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6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7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8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9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10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  <style:text-properties fo:font-variant="normal" fo:text-transform="none" fo:color="#00376c" style:text-outline="false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2" text:bullet-char="•">
            <style:list-level-properties text:space-before="0.829cm" text:min-label-width="0.626cm"/>
            <style:text-properties fo:font-family="Arial" style:font-pitch="variable" fo:color="#00376c" fo:font-size="100%"/>
          </text:list-level-style-bullet>
          <text:list-level-style-bullet text:level="3" text:bullet-char="•">
            <style:list-level-properties text:space-before="1.455cm" text:min-label-width="0.626cm"/>
            <style:text-properties fo:font-family="Arial" style:font-pitch="variable" fo:color="#00376c" fo:font-size="100%"/>
          </text:list-level-style-bullet>
          <text:list-level-style-bullet text:level="4" text:bullet-char="•">
            <style:list-level-properties text:space-before="2.085cm" text:min-label-width="0.626cm"/>
            <style:text-properties fo:font-family="Arial" style:font-pitch="variable" fo:color="#00376c" fo:font-size="100%"/>
          </text:list-level-style-bullet>
          <text:list-level-style-bullet text:level="5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6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7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8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9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10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  <style:tab-stop style:position="26.48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2.368cm"/>
          <style:tab-stop style:position="4.908cm"/>
          <style:tab-stop style:position="7.448cm"/>
          <style:tab-stop style:position="9.988cm"/>
          <style:tab-stop style:position="12.528cm"/>
          <style:tab-stop style:position="15.068cm"/>
          <style:tab-stop style:position="17.608cm"/>
          <style:tab-stop style:position="20.148cm"/>
          <style:tab-stop style:position="22.688cm"/>
          <style:tab-stop style:position="25.228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76c" fo:font-size="100%"/>
          </text:list-level-style-number>
          <text:list-level-style-bullet text:level="2" text:bullet-char="•">
            <style:list-level-properties text:space-before="0.829cm"/>
            <style:text-properties fo:font-family="Arial" style:font-pitch="variable" fo:color="#00376c" fo:font-size="100%"/>
          </text:list-level-style-bullet>
          <text:list-level-style-bullet text:level="3" text:bullet-char="•">
            <style:list-level-properties text:space-before="1.455cm"/>
            <style:text-properties fo:font-family="Arial" style:font-pitch="variable" fo:color="#00376c" fo:font-size="100%"/>
          </text:list-level-style-bullet>
          <text:list-level-style-bullet text:level="4" text:bullet-char="•">
            <style:list-level-properties text:space-before="2.085cm"/>
            <style:text-properties fo:font-family="Arial" style:font-pitch="variable" fo:color="#00376c" fo:font-size="100%"/>
          </text:list-level-style-bullet>
          <text:list-level-style-bullet text:level="5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6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7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8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9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10" text:bullet-char="•">
            <style:list-level-properties text:space-before="2.919cm"/>
            <style:text-properties fo:font-family="Arial" style:font-pitch="variable" fo:color="#00376c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76c" style:text-outline="false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43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3pt" style:font-style-asian="normal" style:font-weight-asian="normal" style:font-name-complex="ＭＳ Ｐゴシック" style:font-family-complex="'ＭＳ Ｐゴシック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4cm" fo:margin-bottom="0cm" fo:text-align="start" fo:text-indent="0cm" style:writing-mode="lr-tb" style:font-independent-line-spacing="true"/>
    </style:style>
    <style:style style:name="MP3" style:family="paragraph">
      <style:paragraph-properties fo:margin-left="0cm" fo:margin-right="0cm" fo:margin-top="0.264cm" fo:margin-bottom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margin-top="0.264cm" fo:margin-bottom="0cm" fo:text-align="end" fo:text-indent="0cm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0.212cm" text:min-label-distance="0.212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-0.419cm" text:min-label-distance="0.419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 text:min-label-width="-0.631cm" text:min-label-distance="0.63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 text:min-label-width="-0.838cm" text:min-label-distance="0.83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1cm" svg:height="27.57cm" svg:x="0cm" svg:y="0cm">
        <text:p/>
      </draw:rect>
      <draw:frame draw:style-name="Mgr2" draw:text-style-name="MP2" draw:layer="backgroundobjects" svg:width="8.021cm" svg:height="1.38cm" svg:x="-0.001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4" draw:layer="backgroundobjects" svg:width="8.021cm" svg:height="1.38cm" svg:x="10.481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021cm" svg:height="1.381cm" svg:x="-0.001cm" svg:y="26.188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021cm" svg:height="1.381cm" svg:x="10.481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754cm" svg:height="5.815cm" svg:x="1cm" svg:y="2.939cm"/>
      <draw:page-thumbnail draw:layer="backgroundobjects" svg:width="7.754cm" svg:height="5.815cm" svg:x="1cm" svg:y="10.877cm"/>
      <draw:page-thumbnail draw:layer="backgroundobjects" svg:width="7.754cm" svg:height="5.815cm" svg:x="1cm" svg:y="18.815cm"/>
      <draw:page-thumbnail draw:layer="backgroundobjects" svg:width="7.754cm" svg:height="5.815cm" svg:x="9.755cm" svg:y="2.939cm"/>
      <draw:page-thumbnail draw:layer="backgroundobjects" svg:width="7.754cm" svg:height="5.815cm" svg:x="9.755cm" svg:y="10.877cm"/>
      <draw:page-thumbnail draw:layer="backgroundobjects" svg:width="7.754cm" svg:height="5.815cm" svg:x="9.755cm" svg:y="18.815cm"/>
    </style:handout-master>
    <style:master-page style:name="Standard" style:page-layout-name="PM1" draw:style-name="Mdp1">
      <draw:frame presentation:style-name="Standard-outline1" draw:layer="backgroundobjects" svg:width="22.86cm" svg:height="12.576cm" svg:x="1.27cm" svg:y="4.441cm" presentation:class="outline" presentation:placeholder="true">
        <draw:text-box/>
      </draw:frame>
      <draw:frame draw:style-name="Mgr4" draw:text-style-name="MP5" draw:layer="backgroundobjects" svg:width="3.03cm" svg:height="3.03cm" svg:x="20.699cm" svg:y="0.723cm">
        <draw:image xlink:href="Pictures/100000000000021F0000021F82952B759A20918A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1" draw:text-style-name="MP1" draw:layer="backgroundobjects" svg:width="18.51cm" svg:height="27.57cm" svg:x="0cm" svg:y="0cm">
          <text:p/>
        </draw:rect>
        <draw:frame draw:style-name="Mgr2" draw:text-style-name="MP2" draw:layer="backgroundobjects" svg:width="8.021cm" svg:height="1.38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2" draw:text-style-name="MP4" draw:layer="backgroundobjects" svg:width="8.021cm" svg:height="1.38cm" svg:x="10.481cm" svg:y="0cm" presentation:class="date-time">
          <draw:text-box>
            <text:list text:style-name="ML1">
              <text:list-header>
                <text:p text:style-name="MP3"><text:span text:style-name="MT2"><text:date style:data-style-name="D3" text:date-value="2018-05-28">28.05.18</text:date></text:span></text:p>
              </text:list-header>
            </text:list>
          </draw:text-box>
        </draw:frame>
        <draw:page-thumbnail presentation:style-name="Standard-title" draw:layer="backgroundobjects" svg:width="13.794cm" svg:height="10.341cm" svg:x="2.359cm" svg:y="2.067cm" presentation:class="page"/>
        <draw:frame presentation:style-name="Standard-notes" draw:layer="backgroundobjects" svg:width="14.804cm" svg:height="12.409cm" svg:x="1.852cm" svg:y="13.096cm" presentation:class="notes" presentation:placeholder="true">
          <draw:text-box/>
        </draw:frame>
        <draw:frame draw:style-name="Mgr3" draw:text-style-name="MP2" draw:layer="backgroundobjects" svg:width="8.021cm" svg:height="1.381cm" svg:x="-0.001cm" svg:y="26.188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3" draw:text-style-name="MP4" draw:layer="backgroundobjects" svg:width="8.021cm" svg:height="1.381cm" svg:x="10.481cm" svg:y="26.188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rzlich willkommen  an der   Humboldt-Universität  zu Berlin  </dc:title>
    <meta:initial-creator>praktipr</meta:initial-creator>
    <meta:creation-date>2010-02-25T11:17:03.992000000</meta:creation-date>
    <dc:date>2018-05-28T14:02:28.068644416</dc:date>
    <meta:editing-cycles>356</meta:editing-cycles>
    <meta:editing-duration>PT4M45S</meta:editing-duration>
    <meta:generator>LibreOffice/6.0.3.2$Linux_X86_64 LibreOffice_project/00m0$Build-2</meta:generator>
    <meta:document-statistic meta:object-count="29"/>
  </office:meta>
</office:document-meta>
</file>